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text-properties fo:font-weight="bold" officeooo:rsid="00221967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0221967" style:font-weight-asian="bold" style:font-weight-complex="bold"/>
    </style:style>
    <style:style style:name="P5" style:family="paragraph" style:parent-style-name="Text_20_body">
      <style:text-properties officeooo:rsid="0024a389" officeooo:paragraph-rsid="0024a389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Heading">
      <style:paragraph-properties fo:break-before="pag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bold" officeooo:paragraph-rsid="00274986" style:font-weight-asian="bold" style:font-weight-complex="bold"/>
    </style:style>
    <style:style style:name="P21" style:family="paragraph" style:parent-style-name="Text_20_body">
      <style:text-properties officeooo:rsid="0024a389" officeooo:paragraph-rsid="0024a389"/>
    </style:style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P24" style:family="paragraph" style:parent-style-name="Text_20_body" style:list-style-name="L2">
      <style:paragraph-properties fo:margin-top="0cm" fo:margin-bottom="0cm" loext:contextual-spacing="false"/>
    </style:style>
    <style:style style:name="P25" style:family="paragraph" style:parent-style-name="Text_20_body" style:list-style-name="L3">
      <style:paragraph-properties fo:margin-top="0cm" fo:margin-bottom="0cm" loext:contextual-spacing="false"/>
    </style:style>
    <style:style style:name="P26" style:family="paragraph" style:parent-style-name="Text_20_body" style:list-style-name="L4">
      <style:paragraph-properties fo:margin-top="0cm" fo:margin-bottom="0cm" loext:contextual-spacing="false"/>
    </style:style>
    <style:style style:name="P27" style:family="paragraph" style:parent-style-name="Text_20_body" style:list-style-name="L5">
      <style:paragraph-properties fo:margin-top="0cm" fo:margin-bottom="0cm" loext:contextual-spacing="false"/>
    </style:style>
    <style:style style:name="P28" style:family="paragraph" style:parent-style-name="Text_20_body" style:list-style-name="L6">
      <style:paragraph-properties fo:margin-top="0cm" fo:margin-bottom="0cm" loext:contextual-spacing="false"/>
    </style:style>
    <style:style style:name="P29" style:family="paragraph" style:parent-style-name="Text_20_body" style:list-style-name="L7">
      <style:paragraph-properties fo:margin-top="0cm" fo:margin-bottom="0cm" loext:contextual-spacing="false"/>
    </style:style>
    <style:style style:name="P30" style:family="paragraph" style:parent-style-name="Text_20_body" style:list-style-name="L8">
      <style:paragraph-properties fo:margin-top="0cm" fo:margin-bottom="0cm" loext:contextual-spacing="false"/>
    </style:style>
    <style:style style:name="P31" style:family="paragraph" style:parent-style-name="Text_20_body" style:list-style-name="L9">
      <style:paragraph-properties fo:margin-top="0cm" fo:margin-bottom="0cm" loext:contextual-spacing="false"/>
    </style:style>
    <style:style style:name="P32" style:family="paragraph" style:parent-style-name="Text_20_body" style:list-style-name="L10">
      <style:paragraph-properties fo:margin-top="0cm" fo:margin-bottom="0cm" loext:contextual-spacing="false"/>
    </style:style>
    <style:style style:name="P33" style:family="paragraph" style:parent-style-name="Text_20_body" style:list-style-name="L11">
      <style:paragraph-properties fo:margin-top="0cm" fo:margin-bottom="0cm" loext:contextual-spacing="false"/>
    </style:style>
    <style:style style:name="P34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a389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24a389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24a389" style:font-size-asian="20pt" style:font-size-complex="20pt"/>
    </style:style>
    <style:style style:name="T7" style:family="text">
      <style:text-properties fo:font-size="20pt" officeooo:rsid="00274986" style:font-size-asian="20pt" style:font-size-complex="20pt"/>
    </style:style>
    <style:style style:name="T8" style:family="text">
      <style:text-properties officeooo:rsid="0027498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6">E</text:span></text:span><text:span text:style-name="Strong_20_Emphasis"><text:span text:style-name="T5">xperiment - 1</text:span></text:span></text:p>
      <text:p text:style-name="Text_20_body"><text:span text:style-name="T1"/></text:p>
      <text:p text:style-name="Text_20_body"><text:span text:style-name="T1">Aim :</text:span> Write a program to print the Fibonacci series using recursion.</text:p>
      <text:p text:style-name="P3"/>
      <text:p text:style-name="P3">pseudocode:</text:p>
      <text:list xml:id="list1997917310" text:style-name="L1">
        <text:list-item>
          <text:p text:style-name="P23">Define a function fibonacci(n) which returns nth Fibonacci number using recursion.</text:p>
        </text:list-item>
        <text:list-item>
          <text:p text:style-name="P23">If n &lt;= 1, return n.</text:p>
        </text:list-item>
        <text:list-item>
          <text:p text:style-name="P8">Else, return fibonacci(n-1) + fibonacci(n-2).</text:p>
        </text:list-item>
      </text:list>
      <text:p text:style-name="Text_20_body"><text:span text:style-name="T1"/></text:p>
      <text:p text:style-name="Text_20_body"><text:span text:style-name="T1">source code:</text:span><text:line-break/>def fibonacci(n):<text:line-break/>if n &lt;= 1:<text:line-break/>return n<text:line-break/>else:<text:line-break/>return fibonacci(n-1) + fibonacci(n-2)</text:p>
      <text:p text:style-name="Text_20_body">n = int(input("Enter the number of terms: "))<text:line-break/>for i in range(n):<text:line-break/>print(fibonacci(i), end=" ")</text:p>
      <text:p text:style-name="Text_20_body"><text:span text:style-name="T1"/></text:p>
      <text:p text:style-name="Text_20_body"><text:span text:style-name="T1">output:</text:span><text:line-break/>Enter the number of terms: 6<text:line-break/>0 1 1 2 3 5</text:p>
      <text:p text:style-name="Text_20_body"><text:span text:style-name="T1"/></text:p>
      <text:p text:style-name="Text_20_body"><text:span text:style-name="T1">Result: Program executed successfully.</text:span> Output obtained.</text:p>
      <text:p text:style-name="Text_20_body"><text:span text:style-name="Strong_20_Emphasis"/></text:p>
      <text:p text:style-name="P7"><text:span text:style-name="Strong_20_Emphasis"><text:span text:style-name="T7">E</text:span></text:span><text:span text:style-name="Strong_20_Emphasis"><text:span text:style-name="T5">xperiment - 2</text:span></text:span></text:p>
      <text:p text:style-name="Text_20_body"><text:span text:style-name="T1"/></text:p>
      <text:p text:style-name="Text_20_body"><text:span text:style-name="T1">Aim : </text:span>Write the to implement a menu-driven calculator. Use separate functions for the different operations.</text:p>
      <text:p text:style-name="P3"/>
      <text:p text:style-name="P3">pseudocode:</text:p>
      <text:list xml:id="list2836753809" text:style-name="L2">
        <text:list-item>
          <text:p text:style-name="P24">Define functions for add, subtract, multiply, divide.</text:p>
        </text:list-item>
        <text:list-item>
          <text:p text:style-name="P24">Show menu for user to choose operation.</text:p>
        </text:list-item>
        <text:list-item>
          <text:p text:style-name="P9">Based on user choice, call the corresponding function and display the result.</text:p>
        </text:list-item>
      </text:list>
      <text:p text:style-name="Text_20_body"><text:span text:style-name="T1"/></text:p>
      <text:p text:style-name="Text_20_body"><text:span text:style-name="T1">source code:</text:span><text:line-break/>def add(a, b):<text:line-break/>return a + b</text:p>
      <text:p text:style-name="Text_20_body">def subtract(a, b):<text:line-break/>return a - b</text:p>
      <text:p text:style-name="Text_20_body">def multiply(a, b):<text:line-break/>return a * b</text:p>
      <text:p text:style-name="Text_20_body">def divide(a, b):<text:line-break/>return a / b</text:p>
      <text:p text:style-name="Text_20_body">while True:<text:line-break/>print("Menu:")<text:line-break/>print("1. Add")<text:line-break/>print("2. Subtract")<text:line-break/>print("3. Multiply")<text:line-break/>print("4. Divide")<text:line-break/>print("5. Exit")</text:p>
      <text:p text:style-name="Text_20_body">choice = int(input("Enter choice: ")) <text:s/></text:p>
      <text:p text:style-name="Text_20_body"/>
      <text:p text:style-name="Text_20_body">if choice == 5: <text:s/></text:p>
      <text:p text:style-name="Text_20_body"><text:s text:c="4"/>break <text:s/></text:p>
      <text:p text:style-name="Text_20_body"/>
      <text:p text:style-name="Text_20_body">num1 = float(input("Enter first number: ")) <text:s/></text:p>
      <text:p text:style-name="Text_20_body">num2 = float(input("Enter second number: ")) <text:s/></text:p>
      <text:p text:style-name="Text_20_body"/>
      <text:p text:style-name="Text_20_body">if choice == 1: <text:s/></text:p>
      <text:p text:style-name="Text_20_body"><text:soft-page-break/><text:s text:c="4"/>print(f"Result: {add(num1, num2)}") <text:s/></text:p>
      <text:p text:style-name="Text_20_body">elif choice == 2: <text:s/></text:p>
      <text:p text:style-name="Text_20_body"><text:s text:c="4"/>print(f"Result: {subtract(num1, num2)}") <text:s/></text:p>
      <text:p text:style-name="Text_20_body">elif choice == 3: <text:s/></text:p>
      <text:p text:style-name="Text_20_body"><text:s text:c="4"/>print(f"Result: {multiply(num1, num2)}") <text:s/></text:p>
      <text:p text:style-name="Text_20_body">elif choice == 4: <text:s/></text:p>
      <text:p text:style-name="Text_20_body"><text:s text:c="4"/>print(f"Result: {divide(num1, num2)}") <text:s/></text:p>
      <text:p text:style-name="Text_20_body">else: <text:s/></text:p>
      <text:p text:style-name="Text_20_body"><text:s text:c="4"/>print("Invalid choice") <text:s/></text:p>
      <text:p text:style-name="Text_20_body"/>
      <text:p text:style-name="P5"><text:span text:style-name="T1"/></text:p>
      <text:p text:style-name="P5"><text:span text:style-name="T1">output:</text:span><text:line-break/>Menu:</text:p>
      <text:list xml:id="list3348216068" text:style-name="L3">
        <text:list-item>
          <text:p text:style-name="P25">Add</text:p>
        </text:list-item>
        <text:list-item>
          <text:p text:style-name="P25">Subtract</text:p>
        </text:list-item>
        <text:list-item>
          <text:p text:style-name="P25">Multiply</text:p>
        </text:list-item>
        <text:list-item>
          <text:p text:style-name="P25">Divide</text:p>
        </text:list-item>
        <text:list-item>
          <text:p text:style-name="P10">Exit<text:line-break/>Enter choice: 1<text:line-break/>Enter first number: 5<text:line-break/>Enter second number: 3<text:line-break/>Result: 8.0</text:p>
        </text:list-item>
      </text:list>
      <text:p text:style-name="P3"/>
      <text:p text:style-name="P3">Result: Program executed successfully. Output obtained.</text:p>
      <text:p text:style-name="P5"/>
      <text:p text:style-name="P4"/>
      <text:p text:style-name="P7"><text:span text:style-name="Strong_20_Emphasis"><text:span text:style-name="T5">Experiment - 3</text:span></text:span></text:p>
      <text:p text:style-name="Text_20_body"><text:span text:style-name="T1"/></text:p>
      <text:p text:style-name="Text_20_body"><text:span text:style-name="T1">Aim :</text:span> Write a program to print the nth prime number. [Use function to check whether a number is prime or not]</text:p>
      <text:p text:style-name="P3"/>
      <text:p text:style-name="P3">pseudocode:</text:p>
      <text:list xml:id="list983033163" text:style-name="L4">
        <text:list-item>
          <text:p text:style-name="P26">Define a function is_prime(num) that checks if a number is prime.</text:p>
        </text:list-item>
        <text:list-item>
          <text:p text:style-name="P11">Loop through numbers and use is_prime to find the nth prime.</text:p>
        </text:list-item>
      </text:list>
      <text:p text:style-name="Text_20_body"><text:span text:style-name="T1"/></text:p>
      <text:p text:style-name="Text_20_body"><text:span text:style-name="T1">source code:</text:span><text:line-break/>def is_prime(num):<text:line-break/>if num &lt;= 1:<text:line-break/>return False<text:line-break/>for i in range(2, int(num**0.5) + 1):<text:line-break/>if num % i == 0:<text:line-break/>return False<text:line-break/>return True</text:p>
      <text:p text:style-name="Text_20_body">n = int(input("Enter the value of n: "))<text:line-break/>count = 0<text:line-break/>num = 2<text:line-break/>while count &lt; n:<text:line-break/>if is_prime(num):<text:line-break/>count += 1<text:line-break/>num += 1<text:line-break/>print(f"The {n}th prime number is: {num - 1}")</text:p>
      <text:p text:style-name="Text_20_body"><text:span text:style-name="T1"/></text:p>
      <text:p text:style-name="Text_20_body"><text:span text:style-name="T1">output:</text:span><text:line-break/>Enter the value of n: 5<text:line-break/>The 5th prime number is: 11</text:p>
      <text:p text:style-name="Text_20_body"><text:span text:style-name="T1"/></text:p>
      <text:p text:style-name="Text_20_body"><text:span text:style-name="T1">Result: Program executed successfully. Output obtained.</text:span></text:p>
      <text:p text:style-name="P1"><text:span text:style-name="Strong_20_Emphasis"><text:span text:style-name="T5">Experiment - 4</text:span></text:span></text:p>
      <text:p text:style-name="Text_20_body"><text:span text:style-name="T1"/></text:p>
      <text:p text:style-name="Text_20_body"><text:span text:style-name="T1">Aim : </text:span>Write lambda functions to find the area of square, rectangle and triangle.</text:p>
      <text:p text:style-name="P3"/>
      <text:p text:style-name="P3">pseudocode:</text:p>
      <text:list xml:id="list4054345504" text:style-name="L5">
        <text:list-item>
          <text:p text:style-name="P27">Define three lambda functions: for square (side^2), rectangle (length * width), and triangle (0.5 * base * height).</text:p>
        </text:list-item>
        <text:list-item>
          <text:p text:style-name="P12">Print the results using these lambda functions.</text:p>
        </text:list-item>
      </text:list>
      <text:p text:style-name="Text_20_body"><text:span text:style-name="T1"/></text:p>
      <text:p text:style-name="Text_20_body"><text:span text:style-name="T1">source code:</text:span><text:line-break/>square_area = lambda side: side ** 2<text:line-break/>rectangle_area = lambda length, width: length * width<text:line-break/>triangle_area = lambda base, height: 0.5 * base * height</text:p>
      <text:p text:style-name="Text_20_body">print(f"Area of square: {square_area(4)}")<text:line-break/>print(f"Area of rectangle: {rectangle_area(5, 3)}")<text:line-break/>print(f"Area of triangle: {triangle_area(6, 4)}")</text:p>
      <text:p text:style-name="Text_20_body"><text:span text:style-name="T1"/></text:p>
      <text:p text:style-name="Text_20_body"><text:span text:style-name="T1">output:</text:span><text:line-break/>Area of square: 16<text:line-break/>Area of rectangle: 15<text:line-break/>Area of triangle: 12.0</text:p>
      <text:p text:style-name="Text_20_body"><text:span text:style-name="T1"/></text:p>
      <text:p text:style-name="Text_20_body"><text:span text:style-name="T1">Result: Program executed successfully. Output obtained.</text:span></text:p>
      <text:p text:style-name="P1"><text:span text:style-name="Strong_20_Emphasis"><text:span text:style-name="T5">Experiment - 5</text:span></text:span></text:p>
      <text:p text:style-name="Text_20_body"><text:span text:style-name="T1"/></text:p>
      <text:p text:style-name="Text_20_body"><text:span text:style-name="T1">Aim :</text:span> Write a program to display powers of 2 using anonymous function. [Hint use map and lambda function]</text:p>
      <text:p text:style-name="P3"/>
      <text:p text:style-name="P3">pseudocode:</text:p>
      <text:list xml:id="list1560137793" text:style-name="L6">
        <text:list-item>
          <text:p text:style-name="P28">Create a list of exponents.</text:p>
        </text:list-item>
        <text:list-item>
          <text:p text:style-name="P13">Use map to apply lambda function that calculates powers of 2.</text:p>
        </text:list-item>
      </text:list>
      <text:p text:style-name="Text_20_body"><text:span text:style-name="T1"/></text:p>
      <text:p text:style-name="Text_20_body"><text:span text:style-name="T1">source code:</text:span><text:line-break/>exponents = [1, 2, 3, 4, 5]<text:line-break/>powers_of_2 = list(map(lambda x: 2 ** x, exponents))<text:line-break/>print(powers_of_2)</text:p>
      <text:p text:style-name="Text_20_body"><text:span text:style-name="T1"/></text:p>
      <text:p text:style-name="Text_20_body"><text:span text:style-name="T1">output:</text:span><text:line-break/>[2, 4, 8, 16, 32]</text:p>
      <text:p text:style-name="Text_20_body"><text:span text:style-name="T1"/></text:p>
      <text:p text:style-name="Text_20_body"><text:span text:style-name="T1">Result: Program executed successfully. Output obtained.</text:span></text:p>
      <text:p text:style-name="P1"><text:span text:style-name="Strong_20_Emphasis"><text:span text:style-name="T5">Experiment - 6</text:span></text:span></text:p>
      <text:p text:style-name="Text_20_body"><text:span text:style-name="T1"/></text:p>
      <text:p text:style-name="Text_20_body"><text:span text:style-name="T1">Aim : </text:span>Write a program to display multiples of 3 using anonymous function. [Hint use filter and lambda function]</text:p>
      <text:p text:style-name="P3"/>
      <text:p text:style-name="P3">pseudocode:</text:p>
      <text:list xml:id="list2891221833" text:style-name="L7">
        <text:list-item>
          <text:p text:style-name="P29">Create a list of numbers.</text:p>
        </text:list-item>
        <text:list-item>
          <text:p text:style-name="P14">Use filter to get multiples of 3 using a lambda function.</text:p>
        </text:list-item>
      </text:list>
      <text:p text:style-name="Text_20_body"><text:span text:style-name="T1"/></text:p>
      <text:p text:style-name="Text_20_body"><text:span text:style-name="T1">source code:</text:span><text:line-break/>numbers = [1, 2, 3, 4, 5, 6, 7, 8, 9, 10]<text:line-break/>multiples_of_3 = list(filter(lambda x: x % 3 == 0, numbers))<text:line-break/>print(multiples_of_3)</text:p>
      <text:p text:style-name="Text_20_body"><text:span text:style-name="T1"/></text:p>
      <text:p text:style-name="Text_20_body"><text:span text:style-name="T1">output:</text:span><text:line-break/>[3, 6, 9]</text:p>
      <text:p text:style-name="Text_20_body"><text:span text:style-name="T1"/></text:p>
      <text:p text:style-name="Text_20_body"><text:span text:style-name="T1">Result: Program executed successfully. Output obtained.</text:span></text:p>
      <text:p text:style-name="P1"><text:span text:style-name="Strong_20_Emphasis"><text:span text:style-name="T5">Experiment - 7</text:span></text:span></text:p>
      <text:p text:style-name="Text_20_body"><text:span text:style-name="T1"/></text:p>
      <text:p text:style-name="Text_20_body"><text:span text:style-name="T1">Aim : </text:span>Write a program to sum the series 1/1! + 4/2! + 27/3! + ….. + nth term. [Hint Use a function to find the factorial of a number].</text:p>
      <text:p text:style-name="P3"/>
      <text:p text:style-name="P3">pseudocode:</text:p>
      <text:list xml:id="list353280140" text:style-name="L8">
        <text:list-item>
          <text:p text:style-name="P30">Define a function factorial(num) to calculate factorial.</text:p>
        </text:list-item>
        <text:list-item>
          <text:p text:style-name="P15">Iterate to compute sum of series.</text:p>
        </text:list-item>
      </text:list>
      <text:p text:style-name="Text_20_body"><text:span text:style-name="T1"/></text:p>
      <text:p text:style-name="Text_20_body"><text:span text:style-name="T1">source code:</text:span><text:line-break/>def factorial(num):<text:line-break/>if num == 0 or num == 1:<text:line-break/>return 1<text:line-break/>return num * factorial(num - 1)</text:p>
      <text:p text:style-name="Text_20_body">n = int(input("Enter the number of terms: "))<text:line-break/>sum_series = 0<text:line-break/>for i in range(1, n + 1):<text:line-break/>sum_series += (i ** i) / factorial(i)<text:line-break/>print(f"Sum of the series is: {sum_series}")</text:p>
      <text:p text:style-name="Text_20_body"><text:span text:style-name="T1"/></text:p>
      <text:p text:style-name="Text_20_body"><text:span text:style-name="T1">output:</text:span><text:line-break/>Enter the number of terms: 3<text:line-break/>Sum of the series is: 7.0</text:p>
      <text:p text:style-name="Text_20_body"><text:span text:style-name="T1"/></text:p>
      <text:p text:style-name="Text_20_body"><text:span text:style-name="T1">Result: Program executed successfully. Output obtained.</text:span></text:p>
      <text:p text:style-name="P1"><text:span text:style-name="Strong_20_Emphasis"><text:span text:style-name="T5">Experiment - 8</text:span></text:span></text:p>
      <text:p text:style-name="Text_20_body"><text:span text:style-name="T1"/></text:p>
      <text:p text:style-name="Text_20_body"><text:span text:style-name="T1">Aim :</text:span> Write a function called compare which takes two strings S1 and S2 and an integer n as arguments. The function should return True if the first n characters of both the strings are the same else the function should return False.</text:p>
      <text:p text:style-name="P20"/>
      <text:p text:style-name="P20">pseudocode:</text:p>
      <text:list xml:id="list1122093395" text:style-name="L9">
        <text:list-item>
          <text:p text:style-name="P31">Define a function compare(S1, S2, n) to compare first n characters.</text:p>
        </text:list-item>
        <text:list-item>
          <text:p text:style-name="P16">Return True if the first n characters of both strings are the same.</text:p>
        </text:list-item>
      </text:list>
      <text:p text:style-name="P6"><text:span text:style-name="T1"/></text:p>
      <text:p text:style-name="P6"><text:span text:style-name="T1">source code:</text:span><text:line-break/>def compare(S1, S2, n):<text:line-break/>return S1[</text:p>
      <text:p text:style-name="P6">] == S2[</text:p>
      <text:p text:style-name="Text_20_body">]</text:p>
      <text:p text:style-name="Text_20_body">s1 = input("Enter first string: ")<text:line-break/>s2 = input("Enter second string: ")<text:line-break/>n = int(input("Enter value of n: "))<text:line-break/>print(compare(s1, s2, n))</text:p>
      <text:p text:style-name="Text_20_body"><text:span text:style-name="T1"/></text:p>
      <text:p text:style-name="Text_20_body"><text:span text:style-name="T1">output:</text:span><text:line-break/>Enter first string: hello<text:line-break/>Enter second string: helix<text:line-break/>Enter value of n: 3<text:line-break/>True</text:p>
      <text:p text:style-name="Text_20_body"><text:span text:style-name="T1"/></text:p>
      <text:p text:style-name="Text_20_body"><text:span text:style-name="T1">Result: Program executed successfully. Output obtained.</text:span></text:p>
      <text:p text:style-name="P1"><text:span text:style-name="Strong_20_Emphasis"><text:span text:style-name="T5">Experiment - 9</text:span></text:span></text:p>
      <text:p text:style-name="Text_20_body"><text:span text:style-name="T1"/></text:p>
      <text:p text:style-name="Text_20_body"><text:span text:style-name="T1">Aim :</text:span> Write a program to add variable length integer arguments passed to the function. [Also demo the use of docstrings]</text:p>
      <text:p text:style-name="P3"/>
      <text:p text:style-name="P3">pseudocode:</text:p>
      <text:list xml:id="list109710407" text:style-name="L10">
        <text:list-item>
          <text:p text:style-name="P32">Define a function add_numbers(*args) that takes variable length arguments.</text:p>
        </text:list-item>
        <text:list-item>
          <text:p text:style-name="P32">Return the sum of the arguments.</text:p>
        </text:list-item>
        <text:list-item>
          <text:p text:style-name="P17">Print the docstring for the function.</text:p>
        </text:list-item>
      </text:list>
      <text:p text:style-name="Text_20_body"><text:span text:style-name="T1"/></text:p>
      <text:p text:style-name="Text_20_body"><text:span text:style-name="T1">source code:</text:span><text:line-break/>def add_numbers(*args):<text:line-break/><text:tab/>return sum(args)</text:p>
      <text:p text:style-name="Text_20_body">print(add_numbers(1, 2, 3, 4, 5))</text:p>
      <text:p text:style-name="Text_20_body"><text:span text:style-name="T1"/></text:p>
      <text:p text:style-name="Text_20_body"><text:span text:style-name="T1">output:</text:span><text:line-break/>15</text:p>
      <text:p text:style-name="P3"/>
      <text:p text:style-name="P3">Result: Program executed successfully. Output obtained.</text:p>
      <text:p text:style-name="P1"><text:span text:style-name="Strong_20_Emphasis"><text:span text:style-name="T5">Experiment - 10</text:span></text:span></text:p>
      <text:p text:style-name="Text_20_body"><text:span text:style-name="T1"/></text:p>
      <text:p text:style-name="Text_20_body"><text:span text:style-name="T1">Aim :</text:span> Write a program using functions to implement these formulae for permutations and combinations.</text:p>
      <text:p text:style-name="P3"/>
      <text:p text:style-name="P3">pseudocode:</text:p>
      <text:list xml:id="list4209567586" text:style-name="L11">
        <text:list-item>
          <text:p text:style-name="P33">Define a function factorial(n) to compute factorial.</text:p>
        </text:list-item>
        <text:list-item>
          <text:p text:style-name="P33">Define functions p(n, r) for permutations and c(n, r) for combinations.</text:p>
        </text:list-item>
        <text:list-item>
          <text:p text:style-name="P18">Return the result for given n and r.</text:p>
        </text:list-item>
      </text:list>
      <text:p text:style-name="Text_20_body"><text:span text:style-name="T1"/></text:p>
      <text:p text:style-name="Text_20_body"><text:span text:style-name="T1">source code:</text:span><text:line-break/>def factorial(n):<text:line-break/>if n == 0 or n == 1:<text:line-break/>return 1<text:line-break/>return n * factorial(n - 1)</text:p>
      <text:p text:style-name="Text_20_body">def p(n, r):<text:line-break/>return factorial(n) // factorial(n - r)</text:p>
      <text:p text:style-name="Text_20_body">def c(n, r):<text:line-break/>return factorial(n) // (factorial(r) * factorial(n - r))</text:p>
      <text:p text:style-name="Text_20_body">n = int(input("Enter n: "))<text:line-break/>r = int(input("Enter r: "))<text:line-break/>print(f"Permutations: {p(n, r)}")<text:line-break/>print(f"Combinations: {c(n, r)}")</text:p>
      <text:p text:style-name="Text_20_body"><text:span text:style-name="T1"/></text:p>
      <text:p text:style-name="Text_20_body"><text:span text:style-name="T1">output:</text:span><text:line-break/>Enter n: 5<text:line-break/>Enter r: 3<text:line-break/>Permutations: 60<text:line-break/>Combinations: 10</text:p>
      <text:p text:style-name="P3"/>
      <text:p text:style-name="P3">Result: Program executed successfully. Output obtained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8T13:38:40.005961310</meta:creation-date>
    <dc:date>2024-11-18T14:31:15.095977463</dc:date>
    <meta:editing-duration>PT22M1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1" meta:paragraph-count="119" meta:word-count="1084" meta:character-count="6490" meta:non-whitespace-character-count="5499"/>
  </office:meta>
</office:document-meta>
</file>